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0c36" officeooo:paragraph-rsid="00040c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omas Green</text:p>
      <text:p text:style-name="P1">CS 597 – Web Development</text:p>
      <text:p text:style-name="P1">Check-in #3 – Nov. 12</text:p>
      <text:p text:style-name="P1"/>
      <text:p text:style-name="P1">I am definitely behind at this point on the project, but not without hope. <text:s/>Currently, I am finishing up steps for checkpoint 2 – I have an appointment with a Chinese medicine practitioner, have a great book on how to design neural nets and connect them to a website, and have basic content/navigation going. <text:s/>Once I get feedback from the Chinese medicine practitioner to fill-in some gaps I can begin setting up a system for gathering feedback from users and designing neural net models to see if I can get them to match some expected output, and deciding on what will be a good architecture. <text:s/>So, I haven't got checkpoint 3 completed, but the process is ready to move forward as I get more information from some expert sour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23:11:47.607209968</meta:creation-date>
    <dc:date>2015-11-12T23:19:55.884137660</dc:date>
    <meta:editing-duration>PT8M9S</meta:editing-duration>
    <meta:editing-cycles>1</meta:editing-cycles>
    <meta:document-statistic meta:table-count="0" meta:image-count="0" meta:object-count="0" meta:page-count="1" meta:paragraph-count="4" meta:word-count="138" meta:character-count="786" meta:non-whitespace-character-count="646"/>
    <meta:generator>LibreOffice/4.4.6.3$Linux_X86_64 LibreOffice_project/40m0$Build-3</meta:generator>
  </office:meta>
</office:document-meta>
</file>